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a07b" officeooo:paragraph-rsid="0018a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documents aims to highlight the amoung ot wie</text:p>
      <text:p text:style-name="P1"/>
      <text:p text:style-name="P1">1. Weighting guide</text:p>
      <text:p text:style-name="P1"/>
      <text:p text:style-name="P1"/>
      <text:p text:style-name="P1">Types of weighte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1:29:31.194192004</meta:creation-date>
    <dc:date>2022-11-22T12:01:54.527105780</dc:date>
    <meta:editing-duration>PT32M24S</meta:editing-duration>
    <meta:editing-cycles>1</meta:editing-cycles>
    <meta:document-statistic meta:table-count="0" meta:image-count="0" meta:object-count="0" meta:page-count="1" meta:paragraph-count="3" meta:word-count="15" meta:character-count="84" meta:non-whitespace-character-count="72"/>
    <meta:generator>LibreOffice/7.4.2.3$Linux_X86_64 LibreOffice_project/40$Build-3</meta:generator>
  </office:meta>
</office:document-meta>
</file>